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4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 draw:fill-color="#ffffff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796cm" svg:height="1.524cm" svg:x="0.525cm" svg:y="1.033cm" svg:viewBox="0 0 18797 1525" draw:points="0,0 18797,0 18797,1525 0,1525">
          <text:p/>
        </draw:polygon>
        <draw:polygon draw:style-name="gr2" draw:text-style-name="P2" draw:layer="layout" svg:width="18.796cm" svg:height="1.524cm" svg:x="0.525cm" svg:y="1.033cm" svg:viewBox="0 0 18797 1525" draw:points="0,0 18797,0 18797,1525 0,1525">
          <text:p/>
        </draw:polygon>
        <draw:path draw:style-name="gr3" draw:text-style-name="P3" draw:layer="layout" svg:width="4.301cm" svg:height="0.482cm" svg:x="7.74cm" svg:y="1.543cm" svg:viewBox="0 0 4302 483" svg:d="M0 6h50v365h-50zM124 104h42v39c13-17 26-28 40-34 14-7 30-11 47-11 38 0 63 14 76 40 8 15 11 36 11 63v170h-45v-167c0-17-3-30-7-40-8-16-23-25-44-25-10 0-19 1-26 4-12 3-23 11-32 22-7 8-12 17-14 27-3 9-4 22-4 40v139h-44zM415 30h45v74h42v38h-42v173c0 9 3 16 9 19 4 2 10 2 18 2 2 0 4 0 7 0 2 0 5 0 8 0v35c-5 1-10 3-16 3-5 1-11 1-18 1-20 0-35-5-42-16-7-10-11-24-11-41v-176h-36v-38h36zM712 112c18 8 31 20 41 35 9 13 15 29 17 47 3 12 4 32 4 58h-194c1 27 7 49 19 65 12 17 30 25 55 25 23 0 42-8 56-23 8-9 14-20 17-31h44c-1 9-5 20-12 32-6 12-14 22-22 30-13 13-30 22-50 26-11 3-23 4-37 4-33 0-61-12-84-36s-34-57-34-101c0-42 11-77 35-105 23-26 53-40 90-40 19 0 38 5 55 14zM729 217c-2-19-6-35-13-46-12-22-33-34-61-34-21 0-38 9-52 23-14 15-21 34-22 57zM830 104h43v47c3-9 12-21 25-33 14-13 29-20 47-20 1 0 2 0 4 1 2 0 6 0 10 1v48c-2-1-5-1-7-1s-5-1-7-1c-23 0-40 8-52 22-12 15-18 31-18 50v153h-45zM1019 23c10-15 30-23 60-23 3 0 6 0 9 1 3 0 6 0 10 0v41c-5 0-8 0-10-1-2 0-4 0-6 0-13 0-22 4-24 11-3 7-4 25-4 54h44v36h-45v229h-44v-229h-37v-36h37v-42c1-19 4-32 10-41zM1187 331c10 7 21 11 34 11 15 0 31-4 45-11 25-12 38-32 38-59v-36c-6 3-13 6-21 8-9 3-18 4-26 5l-27 4c-16 2-28 5-36 10-14 8-21 20-21 37 0 13 5 23 14 31zM1281 210c11-1 17-6 21-13 2-4 3-10 3-17 0-15-6-26-16-33-11-8-27-11-47-11-23 0-40 7-50 19-5 7-9 18-10 31h-42c1-32 12-56 32-69s44-19 71-19c31 0 57 6 76 18 20 12 29 31 29 56v153c0 5 1 9 3 11 2 3 6 5 12 5 2 0 4 0 7-1 2 0 5 0 8-1v33c-7 2-12 3-16 4-4 0-9 1-15 1-15 0-27-6-33-17-4-5-7-14-8-24-9 12-22 22-39 31s-36 13-57 13c-24 0-44-8-60-23s-24-33-24-56c0-24 8-43 24-57 15-14 35-22 60-25zM1597 118c18 15 30 41 33 77h-43c-3-17-9-30-18-41-10-11-25-17-45-17-29 0-49 14-62 42-7 18-11 40-11 67s5 49 16 67c12 18 29 27 54 27 18 0 33-5 44-17 10-11 18-26 22-46h43c-5 35-17 61-37 77-20 17-45 25-76 25-35 0-62-13-83-38-21-26-31-58-31-96 0-46 11-82 34-109 23-26 51-39 87-39 29 0 54 7 73 21zM1841 112c17 8 31 20 40 35 9 13 15 29 18 47 2 12 4 32 4 58h-195c1 27 7 49 19 65 12 17 31 25 55 25s42-8 56-23c8-9 14-20 17-31h44c-1 9-5 20-11 32-7 12-14 22-22 30-14 13-31 22-51 26-11 3-23 4-36 4-33 0-61-12-84-36s-35-57-35-101c0-42 12-77 35-105 23-26 53-40 91-40 19 0 37 5 55 14zM1857 217c-2-19-6-35-13-46-12-22-32-34-61-34-21 0-38 9-52 23-14 15-21 34-22 57zM2246 115c9 6 18 14 26 25v-33h41v242c0 34-5 61-14 80-19 36-54 54-105 54-29 0-53-6-73-19-19-13-30-33-32-60h45c2 12 7 21 13 27 10 10 26 15 48 15 34 0 56-12 67-36 6-14 9-39 9-76-9 14-20 24-33 30-12 7-29 10-50 10-28 0-54-10-75-30-22-21-32-55-32-102 0-44 10-79 32-105 22-25 48-37 79-37 21 0 39 5 54 15zM2252 164c-14-16-31-25-52-25-31 0-53 16-64 45-7 16-10 36-10 62 0 30 6 53 19 68 12 16 28 24 49 24 32 0 54-15 67-44 8-16 11-35 11-57 0-33-7-57-20-73zM2382 104h42v47c3-9 12-21 26-33 13-13 29-20 46-20 1 0 3 0 5 1 2 0 5 0 10 1v48c-3-1-5-1-8-1-2 0-4-1-7-1-22 0-40 8-52 22-12 15-18 31-18 50v153h-44zM2598 331c9 7 20 11 33 11 16 0 31-4 46-11 25-12 37-32 37-59v-36c-5 3-12 6-21 8-9 3-17 4-25 5l-27 4c-17 2-29 5-37 10-14 8-20 20-20 37 0 13 4 23 14 31zM2692 210c10-1 17-6 20-13 2-4 3-10 3-17 0-15-5-26-16-33-11-8-26-11-46-11-24 0-40 7-50 19-5 7-9 18-11 31h-41c0-32 11-56 32-69 20-13 44-19 71-19 31 0 56 6 76 18 19 12 29 31 29 56v153c0 5 1 9 3 11 1 3 6 5 12 5 2 0 4 0 6-1 3 0 5 0 8-1v33c-7 2-12 3-16 4-3 0-8 1-15 1-15 0-26-6-33-17-4-5-6-14-8-24-9 12-22 22-39 31s-36 13-56 13c-25 0-45-8-61-23-15-15-23-33-23-56 0-24 8-43 23-57s36-22 61-25zM2996 315c13-18 21-44 21-78 0-22-3-40-10-55-11-29-33-45-63-45-31 0-52 17-64 47-6 17-9 38-9 63 0 21 3 38 9 53 12 27 33 41 64 41 21 0 38-9 52-26zM2828 106h44v36c8-13 18-23 29-29 15-10 33-15 53-15 30 0 55 11 77 34 22 25 32 57 32 100 0 58-15 100-45 124-21 16-43 24-68 24-20 0-37-4-51-13-8-5-17-14-26-26v136h-45zM3115 4h44v136c11-13 20-23 29-28 14-9 32-14 54-14 38 0 64 13 78 40 8 16 11 36 11 63v170h-46v-167c0-20-2-34-7-43-8-15-23-23-46-23-18 0-35 7-50 20s-23 37-23 72v141h-44zM3397 106h45v265h-45zM3397 6h45v50h-45zM3548 300c11 27 32 41 61 41 31 0 53-15 65-44 6-16 9-36 9-61 0-23-3-42-10-58-12-26-34-40-64-40-19 0-36 9-50 26s-21 43-21 78c0 23 4 42 10 58zM3660 115c8 6 16 15 24 27v-38h42v373h-45v-137c-7 12-17 22-31 29-13 7-29 10-49 10-28 0-53-11-76-33-22-22-33-56-33-101 0-43 10-77 31-106 21-27 48-41 81-41 22 0 41 6 56 17zM3836 104v178c0 13 3 24 7 33 8 16 23 24 44 24 31 0 53-14 64-42 6-15 9-35 9-61v-132h45v267h-43l1-39c-6 10-13 18-22 25-17 14-37 21-62 21-37 0-63-12-77-38-7-13-11-31-11-54v-182zM4239 112c18 8 32 20 41 35 9 13 15 29 18 47 2 12 4 32 4 58h-195c1 27 7 49 19 65 12 17 30 25 55 25 24 0 42-8 56-23 8-9 14-20 17-31h44c-1 9-5 20-12 32-6 12-13 22-22 30-13 13-30 22-50 26-11 3-23 4-36 4-33 0-61-12-84-36s-35-57-35-101c0-42 12-77 35-105 23-26 53-40 91-40 18 0 37 5 54 14zM4256 217c-2-19-6-35-13-46-12-22-33-34-61-34-21 0-38 9-52 23-14 15-21 34-22 57z">
          <text:p/>
        </draw:path>
        <draw:polygon draw:style-name="gr1" draw:text-style-name="P1" draw:layer="layout" svg:width="3.048cm" svg:height="1.524cm" svg:x="0.271cm" svg:y="4.081cm" svg:viewBox="0 0 3049 1525" draw:points="0,0 3049,0 3049,1525 0,1525">
          <text:p/>
        </draw:polygon>
        <draw:polygon draw:style-name="gr2" draw:text-style-name="P2" draw:layer="layout" svg:width="3.048cm" svg:height="1.524cm" svg:x="0.271cm" svg:y="4.081cm" svg:viewBox="0 0 3049 1525" draw:points="0,0 3049,0 3049,1525 0,1525">
          <text:p/>
        </draw:polygon>
        <draw:path draw:style-name="gr3" draw:text-style-name="P3" draw:layer="layout" svg:width="2.513cm" svg:height="0.292cm" svg:x="0.532cm" svg:y="4.686cm" svg:viewBox="0 0 2514 293" svg:d="M167 21c15 15 23 32 25 50h-29c-3-14-10-25-19-33-10-9-24-13-42-13-21 0-38 8-52 23-13 15-20 38-20 70 0 26 6 47 18 63s30 24 54 24c22 0 38-9 50-25 6-9 10-21 13-35h29c-2 23-11 42-25 58-18 18-41 28-71 28-25 0-46-8-64-23-22-21-34-52-34-95 0-33 9-59 26-80 18-22 44-33 76-33 28 0 49 7 65 21zM227 65h25v27c3-5 8-12 16-19 8-8 17-12 28-12 0 0 1 0 2 0 2 0 4 1 7 1v28c-2 0-3 0-5 0-1 0-3-1-4-1-14 0-24 5-31 13-8 9-11 19-11 30v93h-27zM427 65h30c-4 10-12 33-25 71-10 27-18 49-25 67-15 40-26 65-33 74-6 9-17 14-32 14-4 0-7-1-9-1s-5-1-8-2v-24c5 1 8 2 11 2 2 1 3 1 5 1 5 0 9-1 11-3 2-1 4-3 6-6 0 0 2-5 5-12s6-13 7-16l-59-165h30l43 131zM578 191c9-10 13-26 13-46 0-14-2-25-6-34-7-18-19-27-38-27-18 0-31 10-38 28-4 10-5 24-5 39 0 12 1 23 5 31 7 17 20 25 38 25 13 0 23-5 31-16zM478 66h26v21c5-8 11-13 17-17 9-6 20-9 32-9 18 0 34 7 46 21 13 14 19 33 19 60 0 35-9 60-27 74-12 10-25 15-40 15-12 0-22-3-30-8-5-3-11-8-16-16v82h-27zM655 20h27v45h25v22h-25v105c0 5 2 9 5 11 3 1 6 1 11 1 1 0 3 0 4 0 2 0 3 0 5 0v21c-3 1-6 2-9 2-4 0-7 1-11 1-13 0-21-4-26-10-4-6-6-15-6-25v-106h-22v-22h22zM764 201c6 5 12 7 20 7 9 0 19-2 27-7 15-7 23-19 23-35v-22c-4 2-8 4-13 5-5 2-10 3-15 3l-16 2c-10 2-17 4-22 6-8 5-13 13-13 23 0 7 3 14 9 18zM820 128c6-1 11-4 13-8 1-3 1-6 1-10 0-10-3-16-9-20-7-4-16-6-28-6-14 0-24 3-30 11-3 4-5 10-6 18h-25c0-19 7-33 19-41 12-7 26-11 42-11 19 0 34 3 46 11 12 7 18 18 18 33v93c0 3 0 5 1 6 1 2 4 3 7 3 2 0 3 0 4 0 2 0 4-1 5-1v20c-4 1-7 2-9 2s-5 1-9 1c-9 0-16-4-20-10-3-4-4-9-5-15-5 7-13 13-23 19-11 5-22 8-34 8-15 0-27-5-36-14-10-9-15-20-15-34s5-26 14-34c10-8 22-13 37-15zM993 71c5 4 11 9 16 15v-20h25v146c0 20-3 36-9 48-11 22-32 33-63 33-17 0-32-4-44-12-11-8-18-20-19-36h27c1 7 4 13 8 16 6 6 15 9 28 9 21 0 34-7 41-21 3-9 5-24 5-46-6 8-12 14-20 18-7 4-17 6-29 6-18 0-33-6-46-18-13-13-19-33-19-61s6-49 19-64 29-22 48-22c12 0 23 3 32 9zM997 100c-8-10-19-14-31-14-19 0-32 8-39 26-4 10-6 23-6 38 0 18 4 32 11 41 8 10 17 14 30 14 19 0 32-8 40-26 5-10 7-21 7-34 0-21-4-36-12-45zM1173 69c11 5 19 12 24 21 6 8 9 17 11 28 2 7 2 20 2 36h-116c0 16 4 29 11 39s18 15 33 15c14 0 25-5 34-14 5-6 8-12 10-19h26c0 6-3 13-7 20s-8 13-13 17c-8 8-18 14-30 16-7 2-14 3-22 3-20 0-37-7-50-22-14-14-21-34-21-60 0-27 7-48 21-64s32-24 54-24c12 0 22 3 33 8zM1183 132c-1-12-4-21-8-28-7-13-19-19-36-19-13 0-23 4-31 13-9 9-13 20-14 34zM1349 6l62 187 63-187h33l-80 219h-31l-80-219zM1531 66h27v159h-27zM1531 6h27v30h-27zM1688 71c5 4 10 9 15 15v-20h25v146c0 20-3 36-9 48-11 22-32 33-63 33-17 0-32-4-44-12-11-8-18-20-19-36h27c1 7 4 13 8 16 6 6 15 9 28 9 21 0 34-7 41-21 4-9 5-24 5-46-5 8-12 14-19 18-8 4-18 6-30 6-18 0-33-6-46-18-13-13-19-33-19-61s6-49 20-64c13-15 28-22 47-22 12 0 23 3 33 9zM1691 100c-8-10-19-14-31-14-19 0-32 8-39 26-4 10-6 23-6 38 0 18 4 32 11 41 8 10 18 14 30 14 19 0 33-8 40-26 5-10 7-21 7-34 0-21-4-36-12-45zM1867 69c11 5 19 12 24 21 6 8 9 17 11 28 2 7 3 20 3 36h-117c0 16 4 29 11 39s18 15 33 15c14 0 26-5 34-14 5-6 8-12 10-19h26c0 6-3 13-7 20-3 7-8 13-13 17-8 8-18 14-30 16-6 2-14 3-22 3-20 0-36-7-50-22-14-14-21-34-21-60 0-27 7-48 21-64s32-24 54-24c12 0 23 3 33 8zM1877 132c-1-12-4-21-8-28-7-13-19-19-36-19-13 0-23 4-31 13-9 9-13 20-13 34zM1937 65h26v22c7-9 15-16 24-20 8-4 18-6 28-6 23 0 38 8 46 24 4 8 6 21 6 37v103h-27v-101c0-10-1-18-4-24-5-10-14-15-26-15-6 0-12 1-16 2-7 2-14 7-19 13s-7 11-9 17c-1 5-2 13-2 25v83h-27zM2206 69c11 5 19 12 24 21 6 8 9 17 11 28 2 7 3 20 3 36h-117c0 16 4 29 11 39s18 15 33 15c14 0 25-5 34-14 5-6 8-12 10-19h26c0 6-3 13-7 20s-8 13-13 17c-8 8-18 14-30 16-6 2-14 3-22 3-20 0-37-7-50-22-14-14-21-34-21-60 0-27 7-48 21-64s32-24 54-24c12 0 23 3 33 8zM2216 132c-1-12-4-21-8-28-7-13-19-19-36-19-13 0-23 4-31 13-9 9-13 20-14 34zM2190 44h-20l-40-43h33zM2277 65h26v27c2-5 7-12 15-19 8-8 17-12 28-12 1 0 1 0 3 0 1 0 3 1 6 1v28c-2 0-3 0-5 0-1 0-3-1-4-1-14 0-24 5-31 13-7 9-11 19-11 30v93h-27zM2477 69c10 5 19 12 24 21 5 8 9 17 11 28 1 7 2 20 2 36h-117c1 16 5 29 12 39s18 15 33 15c14 0 25-5 34-14 4-6 8-12 10-19h26c-1 6-3 13-7 20s-8 13-13 17c-8 8-18 14-30 16-7 2-14 3-22 3-20 0-37-7-51-22-13-14-20-34-20-60 0-27 7-48 20-64 14-16 33-24 55-24 11 0 22 3 33 8zM2487 132c-1-12-4-21-8-28-7-13-20-19-37-19-12 0-22 4-31 13-8 9-12 20-13 34z">
          <text:p/>
        </draw:path>
        <draw:polygon draw:style-name="gr1" draw:text-style-name="P1" draw:layer="layout" svg:width="3.048cm" svg:height="1.524cm" svg:x="4.589cm" svg:y="4.081cm" svg:viewBox="0 0 3049 1525" draw:points="0,0 3049,0 3049,1525 0,1525">
          <text:p/>
        </draw:polygon>
        <draw:polygon draw:style-name="gr2" draw:text-style-name="P2" draw:layer="layout" svg:width="3.048cm" svg:height="1.524cm" svg:x="4.589cm" svg:y="4.081cm" svg:viewBox="0 0 3049 1525" draw:points="0,0 3049,0 3049,1525 0,1525">
          <text:p/>
        </draw:polygon>
        <draw:path draw:style-name="gr3" draw:text-style-name="P3" draw:layer="layout" svg:width="2.879cm" svg:height="0.292cm" svg:x="4.634cm" svg:y="4.686cm" svg:viewBox="0 0 2880 293" svg:d="M167 21c15 15 23 32 25 50h-29c-3-14-10-25-19-33-10-9-24-13-41-13-22 0-39 8-53 23-13 15-20 38-20 70 0 26 6 47 18 63s30 24 54 24c22 0 38-9 50-25 6-9 10-21 13-35h29c-2 23-11 42-25 58-18 18-41 28-71 28-25 0-46-8-64-23-22-21-34-52-34-95 0-33 9-59 26-80 18-22 44-33 76-33 28 0 49 7 65 21zM227 65h26v27c2-5 7-12 15-19 8-8 17-12 28-12 1 0 1 0 3 0 1 0 3 1 6 1v28c-2 0-3 0-5 0-1 0-3-1-4-1-14 0-24 5-31 13-7 9-11 19-11 30v93h-27zM427 65h30c-4 10-12 33-25 71-10 27-18 49-25 67-15 40-26 65-33 74-6 9-17 14-32 14-4 0-7-1-9-1s-5-1-7-2v-24c4 1 8 2 10 2 2 1 4 1 5 1 5 0 9-1 11-3 2-1 4-3 6-6 0 0 2-5 5-12s6-13 7-16l-59-165h30l43 131zM578 191c9-10 13-26 13-46 0-14-2-25-6-34-7-18-19-27-38-27-18 0-31 10-38 28-3 10-5 24-5 39 0 12 2 23 5 31 7 17 20 25 38 25 13 0 23-5 31-16zM478 66h26v21c5-8 11-13 18-17 9-6 19-9 31-9 18 0 34 7 46 21 13 14 19 33 19 60 0 35-9 60-27 74-11 10-25 15-40 15-12 0-22-3-30-8-5-3-10-8-16-16v82h-27zM655 20h27v45h25v22h-25v105c0 5 2 9 6 11 2 1 5 1 10 1 1 0 3 0 4 0 2 0 3 0 5 0v21c-3 1-6 2-9 2-4 0-7 1-11 1-13 0-21-4-25-10-5-6-7-15-7-25v-106h-22v-22h22zM763 201c6 5 12 7 20 7 10 0 19-2 28-7 14-7 22-19 22-35v-22c-3 2-8 4-13 5-5 2-10 3-15 3l-16 2c-10 2-17 4-22 6-8 5-12 13-12 23 0 7 2 14 8 18zM819 128c7-1 11-4 13-8 1-3 2-6 2-10 0-10-4-16-10-20-7-4-16-6-28-6-14 0-24 3-30 11-3 4-5 10-6 18h-25c0-19 7-33 19-41 12-7 26-11 43-11 18 0 33 3 45 11 12 7 18 18 18 33v93c0 3 0 5 1 6 1 2 4 3 8 3 1 0 2 0 4 0 1 0 3-1 4-1v20c-4 1-7 2-9 2s-5 1-9 1c-9 0-16-4-20-10-2-4-4-9-5-15-5 7-13 13-23 19-11 5-22 8-34 8-15 0-27-5-36-14-10-9-14-20-14-34s4-26 13-34c10-8 22-13 37-15zM992 71c6 4 11 9 16 15v-20h25v146c0 20-3 36-9 48-11 22-32 33-63 33-17 0-32-4-44-12-11-8-18-20-19-36h27c1 7 4 13 8 16 6 6 15 9 28 9 21 0 34-7 41-21 3-9 5-24 5-46-5 8-12 14-19 18-8 4-18 6-30 6-18 0-33-6-46-18-13-13-19-33-19-61s6-49 19-64c14-15 29-22 48-22 12 0 23 3 32 9zM996 100c-8-10-19-14-31-14-19 0-32 8-39 26-4 10-6 23-6 38 0 18 4 32 11 41 8 10 17 14 30 14 19 0 33-8 40-26 5-10 7-21 7-34 0-21-4-36-12-45zM1172 69c11 5 19 12 24 21 6 8 9 17 11 28 2 7 3 20 3 36h-117c0 16 4 29 11 39s18 15 33 15c14 0 26-5 34-14 5-6 8-12 10-19h26c0 6-3 13-7 20s-8 13-13 17c-8 8-18 14-30 16-6 2-14 3-22 3-20 0-37-7-50-22-14-14-21-34-21-60 0-27 7-48 21-64s32-24 54-24c12 0 23 3 33 8zM1182 132c-1-12-4-21-8-28-7-13-19-19-36-19-13 0-23 4-31 13-9 9-13 20-14 34zM1350 155c1 12 3 22 9 30 9 14 27 22 52 22 11 0 21-2 30-5 18-6 26-17 26-33 0-12-3-21-11-26-7-5-19-9-35-14l-30-6c-19-5-33-10-41-15-14-9-21-23-21-41 0-19 7-35 21-48 13-13 33-19 57-19 23 0 43 6 59 17s24 28 24 53h-28c-1-12-5-21-9-27-9-12-25-17-46-17-18 0-30 3-38 11-8 7-12 16-12 25 0 11 5 19 14 24 6 3 19 7 40 12l30 7c15 3 26 8 34 13 14 11 21 27 21 46 0 24-9 42-26 52-18 10-38 16-62 16-27 0-48-7-63-21-16-14-23-33-23-56zM1557 65v107c0 8 1 14 4 20 5 9 13 14 26 14 19 0 32-9 39-25 3-9 5-21 5-37v-79h27v160h-25v-23c-4 6-8 11-13 15-10 8-23 12-37 12-23 0-39-7-47-22-4-8-6-19-6-33v-109zM1698 5h26v79c5-8 12-13 21-17 8-4 17-6 26-6 20 0 36 6 48 20 13 14 19 34 19 61 0 26-6 47-18 63-13 17-30 25-51 25-12 0-23-3-31-9-5-3-10-9-16-16v20h-24zM1800 189c7-11 10-26 10-45 0-18-3-32-10-43-8-11-18-16-32-16-12 0-23 4-32 13s-14 24-14 46c0 15 2 27 6 36 7 18 20 27 39 27 15 0 25-6 33-18zM1885 175c1 9 3 16 7 21 6 8 18 13 35 13 10 0 18-3 26-7s11-11 11-20c0-7-3-12-9-15-4-3-11-5-23-8l-21-5c-14-4-24-8-30-12-12-7-17-18-17-31 0-15 5-27 16-36 11-10 25-14 44-14 24 0 41 7 52 21 6 9 10 18 9 29h-25c0-6-2-12-6-17-6-7-17-10-32-10-10 0-18 1-23 5s-8 9-8 16 3 12 10 16c4 3 10 5 18 7l17 4c20 6 33 10 39 15 11 7 16 17 16 32 0 14-6 26-16 37-11 10-27 15-50 15s-40-5-50-16-15-24-16-40zM2027 20h27v45h25v22h-25v105c0 5 2 9 6 11 2 1 5 1 10 1 1 0 3 0 4 0 2 0 3 0 5 0v21c-3 1-6 2-9 2-4 0-7 1-11 1-13 0-21-4-25-10-5-6-7-15-7-25v-106h-22v-22h22zM2106 66h27v159h-27zM2106 6h27v30h-27zM2179 20h27v45h25v22h-25v105c0 5 2 9 6 11 2 1 5 1 10 1 1 0 3 0 4 0 2 0 3 0 5 0v21c-3 1-6 2-9 2-4 0-7 1-11 1-13 0-21-4-25-10-5-6-7-15-7-25v-106h-22v-22h22zM2285 65v107c0 8 1 14 4 20 4 9 13 14 26 14 19 0 32-9 38-25 4-9 6-21 6-37v-79h27v160h-26l1-23c-4 6-8 11-13 15-10 8-23 12-37 12-23 0-39-7-47-22-4-8-7-19-7-33v-109zM2433 20h27v45h25v22h-25v105c0 5 2 9 6 11 2 1 5 1 10 1 1 0 3 0 4 0 2 0 3 0 5 0v21c-3 1-6 2-9 2-4 0-7 1-11 1-13 0-21-4-25-10-5-6-7-15-7-25v-106h-22v-22h22zM2512 66h27v159h-27zM2512 6h27v30h-27zM2680 188c7-14 10-29 10-45s-2-28-7-37c-8-15-21-22-39-22-16 0-28 6-36 18-7 13-11 28-11 47 0 16 4 31 11 42 8 11 20 17 36 17 17 0 30-7 36-20zM2697 81c14 13 21 34 21 61 0 26-6 47-19 64-12 17-32 25-58 25-22 0-39-7-52-22s-19-35-19-60c0-28 6-49 20-65s32-24 55-24c20 0 38 7 52 21zM2750 65h25v22c8-9 16-16 24-20 9-4 18-6 28-6 23 0 38 8 46 24 5 8 7 21 7 37v103h-27v-101c0-10-2-18-5-24-4-10-13-15-26-15-6 0-11 1-15 2-8 2-14 7-20 13-4 6-7 11-8 17-2 5-2 13-2 25v83h-27z">
          <text:p/>
        </draw:path>
        <draw:polygon draw:style-name="gr1" draw:text-style-name="P1" draw:layer="layout" svg:width="3.048cm" svg:height="1.524cm" svg:x="9.923cm" svg:y="4.081cm" svg:viewBox="0 0 3049 1525" draw:points="0,0 3049,0 3049,1525 0,1525">
          <text:p/>
        </draw:polygon>
        <draw:polygon draw:style-name="gr2" draw:text-style-name="P2" draw:layer="layout" svg:width="3.048cm" svg:height="1.524cm" svg:x="9.923cm" svg:y="4.081cm" svg:viewBox="0 0 3049 1525" draw:points="0,0 3049,0 3049,1525 0,1525">
          <text:p/>
        </draw:polygon>
        <draw:path draw:style-name="gr3" draw:text-style-name="P3" draw:layer="layout" svg:width="2.823cm" svg:height="0.291cm" svg:x="10.008cm" svg:y="4.687cm" svg:viewBox="0 0 2824 292" svg:d="M82 199c10 0 19-1 25-3 11-4 21-12 28-23 6-8 10-20 13-34 1-8 2-15 2-22 0-29-5-50-16-65s-28-22-52-22h-53v169zM0 5h88c30 0 54 10 70 32 15 19 22 43 22 75 0 23-4 44-13 62-15 34-42 50-79 50h-88zM314 68c11 5 19 12 24 21 6 8 9 18 11 29 1 7 2 19 2 35h-117c1 16 5 29 12 39s18 15 33 15c14 0 25-5 34-14 4-6 8-12 10-19h26c-1 6-3 13-7 20s-8 13-13 17c-8 8-18 14-30 16-7 2-14 3-22 3-20 0-37-7-51-22-13-14-20-34-20-60s7-47 21-64c13-16 32-24 54-24 11 0 22 3 33 8zM324 132c-1-12-4-21-8-28-7-14-19-20-37-20-12 0-22 4-31 13-8 10-12 21-13 35zM489 72c12 9 18 24 21 46h-26c-2-9-6-18-11-25-6-7-15-10-27-10-18 0-30 8-37 26-5 11-7 24-7 40s3 30 10 40c7 11 17 17 32 17 11 0 20-4 26-10 7-7 11-16 14-28h26c-3 21-11 36-23 46s-27 15-45 15c-21 0-38-8-50-23-13-15-19-34-19-57 0-28 7-50 21-66 13-16 31-24 52-24 18 0 32 5 43 13zM537 64h26v27c2-5 7-12 15-19 8-8 18-12 28-12 1 0 1 0 3 0 1 0 3 1 6 1v28c-2 0-3 0-5 0-1 0-2-1-4-1-14 0-24 5-31 14s-11 19-11 30v92h-27zM737 64h30c-4 10-12 33-25 71-10 27-18 49-25 67-15 40-26 65-32 74-7 9-18 14-33 14-4 0-7-1-9-1s-4-1-7-2v-24c4 1 8 2 10 2 2 1 4 1 5 1 5 0 9-1 11-3 3-1 4-3 6-6 1 0 2-5 5-12s6-13 7-16l-59-165h31l42 131zM889 190c8-10 12-26 12-46 0-13-2-24-6-33-6-19-19-28-38-28-18 0-31 10-38 29-3 10-5 23-5 38 0 12 2 23 5 31 7 17 20 25 38 25 13 0 23-5 32-16zM788 65h26v21c5-8 11-13 18-17 9-6 19-9 31-9 19 0 34 7 46 21 13 14 19 34 19 60 0 35-9 60-27 74-11 10-25 15-40 15-12 0-22-3-30-8-5-3-10-8-16-16v82h-27zM965 19h27v45h25v22h-25v105c0 5 2 9 6 11 2 1 5 1 10 1 1 0 3 0 4 0 2 0 3 0 5 0v21c-3 1-6 2-9 2s-7 1-11 1c-12 0-21-4-25-10-5-6-7-15-7-25v-106h-22v-22h22zM1073 200c6 5 12 7 20 7 10 0 19-2 28-7 14-7 22-19 22-35v-22c-3 2-8 4-13 5-5 2-10 3-15 3l-16 2c-10 2-17 4-22 6-8 5-12 13-12 23 0 7 2 14 8 18zM1130 128c6-1 10-4 12-8 1-3 2-6 2-10 0-10-4-17-10-21-7-4-16-6-28-6-14 0-24 3-30 11-3 4-5 11-6 19h-25c0-20 7-34 19-42 12-7 26-11 43-11 18 0 34 3 45 11 12 7 18 18 18 34v92c0 3 0 5 1 6 2 2 4 3 8 3 1 0 2 0 4 0 1 0 3-1 4-1v20c-4 1-7 2-9 2s-5 1-9 1c-9 0-16-4-20-10-2-4-4-9-5-15-5 7-13 13-23 19-10 5-22 8-34 8-15 0-27-5-36-14-10-9-14-20-14-34s4-26 13-34c10-8 22-13 37-15zM1303 70c5 4 10 9 15 15v-20h25v146c0 20-3 36-9 48-11 22-32 33-63 33-17 0-32-4-43-12-12-8-19-20-20-36h27c1 7 4 13 8 16 6 6 15 9 28 9 21 0 34-7 41-21 4-9 5-24 5-46-5 8-12 14-19 18-8 4-18 6-30 6-18 0-33-6-46-18-13-13-19-33-19-61 0-27 7-48 20-64 13-15 28-22 47-22 12 0 23 3 33 9zM1306 100c-8-11-19-15-31-15-19 0-32 8-39 27-4 10-5 22-5 37 0 18 3 32 10 41 8 10 18 14 30 14 19 0 33-8 40-26 5-10 7-21 7-34 0-20-4-35-12-44zM1482 68c11 5 19 12 25 21 5 8 8 18 10 29 2 7 3 19 3 35h-117c0 16 4 29 11 39s18 15 33 15c14 0 26-5 34-14 5-6 8-12 10-19h26c0 6-3 13-7 20-3 7-8 13-13 17-8 8-18 14-30 16-6 2-14 3-22 3-20 0-36-7-50-22-14-14-21-34-21-60s7-47 21-64c14-16 32-24 54-24 12 0 23 3 33 8zM1492 132c-1-12-4-21-7-28-8-14-20-20-37-20-13 0-23 4-31 13-9 10-13 21-13 35zM1658 5l63 187 62-187h33l-80 219h-31l-80-219zM1840 65h27v159h-27zM1840 5h27v30h-27zM1997 70c5 4 10 9 15 15v-20h25v146c0 20-3 36-9 48-11 22-32 33-63 33-17 0-32-4-43-12-12-8-19-20-20-36h27c2 7 4 13 8 16 6 6 16 9 29 9 20 0 34-7 40-21 4-9 5-24 5-46-5 8-12 14-19 18-8 4-18 6-30 6-17 0-33-6-45-18-13-13-20-33-20-61 0-27 7-48 20-64 13-15 28-22 47-22 12 0 23 3 33 9zM2000 100c-8-11-19-15-31-15-19 0-32 8-39 27-4 10-5 22-5 37 0 18 3 32 11 41 7 10 17 14 29 14 19 0 33-8 41-26 4-10 6-21 6-34 0-20-4-35-12-44zM2176 68c11 5 19 12 25 21 5 8 9 18 10 29 2 7 3 19 3 35h-117c0 16 4 29 11 39 8 10 19 15 34 15 14 0 25-5 33-14 5-6 8-12 10-19h27c-1 6-3 13-7 20s-9 13-14 17c-8 8-18 14-30 16-6 2-13 3-22 3-19 0-36-7-50-22-14-14-21-34-21-60s7-47 21-64c14-16 32-24 55-24 11 0 22 3 32 8zM2186 132c-1-12-3-21-7-28-8-14-20-20-37-20-12 0-23 4-31 13-8 10-13 21-13 35zM2247 64h25v22c8-9 16-16 24-20s18-6 28-6c23 0 38 8 46 24 4 8 7 22 7 38v102h-28v-100c0-10-1-18-4-24-5-11-13-16-26-16-6 0-11 1-16 2-7 2-13 7-19 14-4 6-7 11-9 17-1 5-2 13-2 24v83h-26zM2515 68c11 5 19 12 25 21 5 8 9 18 10 29 2 7 3 19 3 35h-117c0 16 4 29 11 39s19 15 34 15c14 0 25-5 33-14 5-6 8-12 10-19h26c0 6-3 13-6 20-4 7-9 13-14 17-8 8-18 14-30 16-6 2-14 3-22 3-20 0-36-7-50-22-14-14-21-34-21-60s7-47 21-64c14-16 32-24 54-24 12 0 23 3 33 8zM2525 132c-1-12-3-21-7-28-8-14-20-20-37-20-12 0-23 4-31 13-8 10-13 21-13 35zM2499 43h-20l-40-43h33zM2586 64h26v27c2-5 7-12 15-19 8-8 18-12 28-12 1 0 2 0 3 0s3 1 6 1v28c-2 0-3 0-5 0-1 0-2-1-4-1-13 0-24 5-31 14s-11 19-11 30v92h-27zM2787 68c11 5 19 12 24 21 6 8 9 18 11 29 2 7 2 19 2 35h-116c0 16 4 29 11 39s18 15 33 15c14 0 25-5 34-14 4-6 8-12 10-19h26c-1 6-3 13-7 20s-8 13-13 17c-8 8-18 14-30 16-7 2-14 3-22 3-20 0-37-7-50-22-15-14-22-34-22-60s7-47 22-64c14-16 32-24 54-24 11 0 22 3 33 8zM2797 132c-1-12-4-21-8-28-7-14-19-20-37-20-12 0-22 4-30 13-9 10-13 21-14 35z">
          <text:p/>
        </draw:path>
        <draw:polygon draw:style-name="gr1" draw:text-style-name="P1" draw:layer="layout" svg:width="3.556cm" svg:height="1.524cm" svg:x="14.495cm" svg:y="4.081cm" svg:viewBox="0 0 3557 1525" draw:points="0,0 3557,0 3557,1525 0,1525">
          <text:p/>
        </draw:polygon>
        <draw:polygon draw:style-name="gr2" draw:text-style-name="P2" draw:layer="layout" svg:width="3.556cm" svg:height="1.524cm" svg:x="14.495cm" svg:y="4.081cm" svg:viewBox="0 0 3557 1525" draw:points="0,0 3557,0 3557,1525 0,1525">
          <text:p/>
        </draw:polygon>
        <draw:path draw:style-name="gr3" draw:text-style-name="P3" draw:layer="layout" svg:width="3.189cm" svg:height="0.292cm" svg:x="14.69cm" svg:y="4.686cm" svg:viewBox="0 0 3190 293" svg:d="M82 200c10 0 19-1 25-3 12-4 21-12 28-23 6-8 10-20 13-34 1-8 2-15 2-22 0-29-5-50-16-65s-28-22-52-22h-52v169zM0 6h88c30 0 54 10 70 32 15 19 22 43 22 74 0 24-4 45-13 63-15 34-42 50-79 50h-88zM314 69c11 5 19 12 24 21 6 8 9 17 11 29 2 7 2 19 2 35h-117c1 16 5 29 12 39s18 15 33 15c14 0 25-5 34-14 4-6 8-12 10-19h26c-1 6-3 13-7 20s-8 13-13 17c-8 8-18 14-30 16-7 2-14 3-22 3-20 0-37-7-51-22-13-14-20-34-20-60s7-48 21-64c13-16 32-24 54-24 11 0 22 3 33 8zM324 133c-1-12-4-22-8-29-7-13-19-19-37-19-12 0-22 4-31 13-8 9-12 21-13 35zM489 73c12 9 18 24 21 46h-26c-2-10-5-19-11-25-6-7-15-10-27-10-17 0-30 8-37 25-5 12-7 25-7 41s3 30 10 40c7 11 17 17 32 17 11 0 20-4 26-10 7-7 11-16 14-28h26c-3 21-11 36-23 46-11 10-27 15-45 15-21 0-38-8-50-23-13-15-19-34-19-57 0-28 7-51 21-66 13-16 31-24 52-24 18 0 32 5 43 13zM537 65h26v27c2-5 7-12 15-19 8-8 18-12 28-12 1 0 2 0 3 0s3 1 6 1v28c-2 0-3 0-5 0-1 0-2-1-4-1-13 0-24 5-31 13-7 9-11 20-11 31v92h-27zM737 65h30c-4 10-12 33-25 71-10 27-18 49-25 67-15 40-26 65-32 74-7 9-18 14-33 14-4 0-7-1-9-1s-4-1-7-2v-24c4 1 8 2 10 2 2 1 4 1 5 1 5 0 9-1 11-3 3-1 5-3 6-6 1 0 2-5 5-12 4-7 6-13 7-16l-59-165h31l42 131zM889 191c8-10 12-26 12-46 0-13-2-24-5-34-7-18-20-27-39-27-18 0-31 10-38 28-3 11-5 24-5 39 0 12 2 23 5 31 7 17 20 25 38 25 13 0 23-5 32-16zM788 66h26v21c5-8 11-13 18-17 9-6 19-9 32-9 18 0 33 7 46 21 12 14 18 33 18 60 0 35-9 60-27 74-11 10-25 15-40 15-12 0-22-3-30-8-5-3-10-8-16-16v82h-27zM965 20h27v45h26v22h-26v105c0 5 2 9 6 11 2 1 5 1 10 1 1 0 3 0 4 0 2 0 4 0 6 0v21c-4 1-7 2-10 2s-7 1-11 1c-12 0-21-4-25-10-5-6-7-15-7-25v-106h-22v-22h22zM1073 201c6 5 13 7 20 7 10 0 19-2 28-7 15-7 22-19 22-35v-22c-3 2-8 4-13 5-5 2-10 3-15 3l-16 2c-10 2-17 4-22 6-8 5-12 13-12 23 0 7 3 14 8 18zM1130 129c6-1 10-4 12-8 1-3 2-7 2-11 0-10-4-16-10-20-7-4-16-6-28-6-14 0-24 3-30 11-3 4-5 10-6 18h-25c0-19 7-33 19-41 12-7 26-11 43-11 18 0 34 3 45 11 12 7 18 18 18 33v93c0 3 0 5 1 6 2 2 4 3 8 3 1 0 2 0 4 0 1 0 3-1 4-1v20c-4 1-7 2-9 2s-5 1-9 1c-9 0-16-4-20-10-2-4-4-9-5-15-5 7-13 13-23 19-10 5-22 8-34 8-15 0-27-5-36-14-10-9-14-20-14-34s4-26 14-34c9-8 21-13 36-15zM1303 71c5 4 10 9 15 15v-20h25v146c0 20-3 36-9 48-11 22-32 33-63 33-17 0-32-4-43-12-12-8-19-20-20-36h27c1 7 4 13 8 16 6 6 16 9 29 9 20 0 34-7 40-21 4-9 5-24 5-46-5 8-12 14-19 18-8 4-18 6-30 6-17 0-33-6-46-18-12-13-19-33-19-61 0-27 7-49 20-64s28-22 47-22c12 0 23 3 33 9zM1306 100c-8-10-19-14-31-14-19 0-32 8-39 26-4 11-5 23-5 38 0 18 3 32 11 41 7 10 17 14 29 14 19 0 33-8 41-26 4-10 6-21 6-34 0-20-4-36-12-45zM1482 69c11 5 19 12 25 21 5 8 9 17 10 29 2 7 3 19 3 35h-117c0 16 4 29 11 39s19 15 34 15c14 0 25-5 33-14 5-6 8-12 10-19h26c0 6-3 13-6 20-4 7-9 13-14 17-8 8-18 14-30 16-6 2-14 3-22 3-20 0-36-7-50-22-14-14-21-34-21-60s7-48 21-64 32-24 54-24c12 0 23 3 33 8zM1492 133c-1-12-3-22-7-29-8-13-20-19-37-19-12 0-23 4-31 13s-13 21-13 35zM1660 155c1 12 4 22 9 30 10 14 27 22 52 22 11 0 21-2 30-5 18-6 27-17 27-33 0-12-4-21-12-26-7-5-19-9-35-13l-30-6c-19-5-33-11-41-16-14-9-21-23-21-41 0-19 7-35 21-48 13-13 33-19 58-19 23 0 42 6 58 17s24 28 24 53h-28c-1-12-4-21-9-27-9-12-25-17-46-17-18 0-30 3-38 11-8 7-11 16-11 25 0 11 4 19 13 24 6 3 19 7 40 12l30 7c15 3 27 8 35 14 14 11 20 26 20 45 0 24-8 42-26 52s-38 16-61 16c-28 0-49-7-64-21-16-14-23-33-23-56zM1867 65v107c0 8 1 14 4 20 5 9 14 14 27 14 18 0 31-9 38-25 3-9 5-21 5-37v-79h27v160h-25v-23c-3 6-8 11-13 15-10 8-23 12-37 12-23 0-38-7-47-22-4-8-6-19-6-33v-109zM2008 5h26v79c6-8 13-13 21-17s17-6 26-6c20 0 36 6 48 20 13 14 19 34 19 61 0 26-6 47-18 63-12 17-29 25-51 25-12 0-22-3-31-9-5-3-10-9-16-16v20h-24zM2110 189c7-11 11-26 11-45 0-17-4-32-11-43s-18-16-32-16c-12 0-23 4-32 13s-14 25-14 46c0 15 2 27 6 36 7 18 20 27 39 27 15 0 26-6 33-18zM2195 175c1 9 3 16 7 21 7 8 18 13 35 13 10 0 19-3 26-7 8-4 11-11 11-20 0-7-3-12-9-15-3-3-11-5-23-8l-21-5c-13-4-23-8-30-12-11-7-17-17-17-31 0-15 5-27 16-36 11-10 26-14 44-14 24 0 41 7 52 21 7 9 10 18 10 29h-26c0-6-2-12-6-17-6-7-17-10-32-10-10 0-18 1-23 5s-8 9-8 16 4 13 10 17c4 3 10 5 18 7l18 4c19 5 32 9 38 14 11 7 16 17 16 32 0 14-5 26-16 37-11 10-27 15-49 15-24 0-41-5-51-16s-15-24-16-40zM2337 20h27v45h26v22h-26v105c0 5 2 9 6 11 2 1 5 1 10 1 1 0 3 0 4 0 2 0 4 0 6 0v21c-4 1-7 2-10 2s-7 1-11 1c-12 0-21-4-25-10-5-6-7-15-7-25v-106h-22v-22h22zM2416 66h27v159h-27zM2416 6h27v30h-27zM2489 20h27v45h26v22h-26v105c0 5 2 9 6 11 2 1 5 1 10 1 1 0 3 0 4 0 2 0 4 0 6 0v21c-4 1-7 2-10 2s-7 1-11 1c-12 0-21-4-25-10-5-6-7-15-7-25v-106h-22v-22h22zM2595 65v107c0 8 1 14 4 20 5 9 13 14 26 14 19 0 32-9 39-25 3-9 5-21 5-37v-79h27v160h-25v-23c-4 6-8 11-13 15-10 8-23 12-37 12-23 0-39-7-47-22-4-8-6-19-6-33v-109zM2743 20h27v45h26v22h-26v105c0 5 2 9 6 11 2 1 5 1 10 1 1 0 3 0 4 0 2 0 4 0 6 0v21c-4 1-7 2-10 2s-7 1-11 1c-12 0-21-4-25-10-5-6-7-15-7-25v-106h-22v-22h22zM2822 66h27v159h-27zM2822 6h27v30h-27zM2990 188c7-14 10-29 10-45 0-15-2-28-7-37-7-15-20-22-39-22-16 0-28 6-36 18-7 13-11 29-11 47 0 16 4 31 11 42 8 11 20 17 36 17 18 0 30-7 36-20zM3007 81c14 13 21 34 21 61 0 26-6 47-18 64-13 17-32 25-59 25-22 0-39-7-52-22s-19-35-19-60c0-27 7-49 20-65 14-16 32-24 55-24 20 0 38 7 52 21zM3060 65h26v22c7-9 15-16 24-20 8-4 17-6 28-6 22 0 38 8 45 24 5 8 7 21 7 38v102h-27v-100c0-11-2-19-5-25-4-10-13-15-25-15-7 0-12 1-16 2-7 2-14 7-19 13s-8 11-9 18c-1 5-2 13-2 24v83h-27z">
          <text:p/>
        </draw:path>
        <draw:polygon draw:style-name="gr1" draw:text-style-name="P1" draw:layer="layout" svg:width="5.588cm" svg:height="1.524cm" svg:x="10.939cm" svg:y="8.145cm" svg:viewBox="0 0 5589 1525" draw:points="0,0 5589,0 5589,1525 0,1525">
          <text:p/>
        </draw:polygon>
        <draw:polygon draw:style-name="gr2" draw:text-style-name="P2" draw:layer="layout" svg:width="5.588cm" svg:height="1.524cm" svg:x="10.939cm" svg:y="8.145cm" svg:viewBox="0 0 5589 1525" draw:points="0,0 5589,0 5589,1525 0,1525">
          <text:p/>
        </draw:polygon>
        <draw:path draw:style-name="gr3" draw:text-style-name="P3" draw:layer="layout" svg:width="2.81cm" svg:height="0.288cm" svg:x="12.306cm" svg:y="8.744cm" svg:viewBox="0 0 2811 289" svg:d="M131 135l-33-98-35 98zM82 4h34l79 220h-32l-22-65h-87l-24 65h-30zM218 65h26v22c7-9 15-16 24-20 8-4 18-6 28-6 23 0 38 8 47 24 4 8 6 21 6 37v102h-28v-100c0-10-1-18-4-24-5-10-14-15-26-15-6 0-12 1-16 2-7 2-14 7-19 13s-7 11-9 17c-1 5-2 13-2 24v83h-27zM418 200c6 4 12 7 20 7 9 0 19-2 27-7 15-7 23-19 23-35v-22c-4 2-8 4-13 5-5 2-10 3-15 3l-16 2c-10 2-17 4-22 6-8 5-13 12-13 23 0 7 3 14 9 18zM474 128c6-1 11-4 13-8 1-3 1-6 1-10 0-10-3-16-9-20-7-4-16-7-28-7-14 0-24 4-30 12-3 4-5 10-6 18h-25c0-19 6-33 19-41 12-7 26-11 42-11 19 0 34 3 46 11 12 7 17 18 17 33v92c0 3 1 5 2 6 1 2 4 3 7 3 2 0 3 0 4 0 2 0 4-1 5-1v20c-4 1-7 2-9 2-3 0-5 1-9 1-9 0-16-4-20-10-3-4-4-9-5-15-5 7-13 13-23 19-11 5-22 7-34 7-15 0-27-4-36-13-10-9-15-20-15-34s5-26 14-34c10-8 22-13 37-15zM559 4h27v220h-27zM725 65h30c-4 10-12 33-25 70-10 27-18 49-25 67-15 40-26 65-32 74-7 9-18 13-33 13-4 0-7 0-9 0s-4-1-7-2v-24c4 1 8 2 10 2 2 1 4 1 5 1 5 0 9-1 11-3 3-1 5-3 6-6 1 0 2-5 6-12 3-7 5-13 6-16l-59-164h31l42 129zM794 174c1 9 3 16 7 21 7 8 18 13 35 13 10 0 19-3 26-7 8-4 11-11 11-20 0-7-3-12-9-16-3-2-11-4-23-7l-21-5c-13-4-23-8-30-12-11-7-17-17-17-30 0-15 5-27 16-36 11-10 26-14 44-14 24 0 41 7 52 21 7 9 10 18 10 29h-26c0-6-2-12-6-17-6-7-17-11-32-11-10 0-18 2-23 6s-8 9-8 16 4 12 10 16c4 3 10 5 18 7l18 4c19 5 32 9 38 14 11 7 16 17 16 32 0 14-5 26-16 37-11 10-27 15-49 15-24 0-41-5-51-16s-15-24-16-40zM1030 69c10 5 19 12 24 21 5 8 9 17 11 28 1 7 2 19 2 35h-117c1 16 5 29 12 39s18 15 33 15c14 0 25-5 34-14 4-6 8-12 10-19h26c-1 6-3 12-7 20-4 7-8 13-13 17-8 8-18 14-30 16-7 2-14 3-22 3-20 0-37-7-51-22-13-14-20-35-20-61 0-25 7-46 21-62 13-16 32-24 54-24 11 0 22 3 33 8zM1040 132c-1-12-4-21-8-28-7-13-19-19-37-19-12 0-22 4-31 13-8 9-12 20-13 34zM1197 15c6-9 18-14 36-14 2 0 4 0 5 1 2 0 4 0 7 0v24c-3 0-5 0-6 0-2 0-3 0-4 0-8 0-13 2-15 6-1 4-2 16-2 33h27v22h-27v137h-27v-137h-22v-22h22v-26c1-11 3-19 6-24zM1270 65h25v27c2-5 8-12 16-19 8-8 17-12 28-12 0 0 1 0 2 0 2 0 4 1 6 1v28c-1 0-3 0-4 0-1-1-3-1-4-1-14 0-24 5-31 13-8 9-11 19-11 30v92h-27zM1470 69c10 5 18 12 24 21 5 8 9 17 11 28 1 7 2 19 2 35h-117c1 16 4 29 12 39 7 10 18 15 33 15 14 0 25-5 33-14 5-6 8-12 10-19h27c-1 6-3 12-7 20-4 7-8 13-13 17-8 8-19 14-31 16-6 2-13 3-21 3-20 0-37-7-51-22-14-14-21-35-21-61 0-25 7-46 21-62s32-24 55-24c11 0 22 3 33 8zM1479 132c-1-12-3-21-7-28-7-13-20-19-37-19-12 0-23 4-31 13s-13 20-13 34zM1468 0l-40 44h-21l28-44zM1563 181c7 17 19 25 37 25s31-9 38-26c4-10 6-22 6-37 0-14-2-25-6-35-8-15-20-23-39-23-11 0-21 5-29 15-9 10-13 26-13 47 0 13 2 25 6 34zM1630 71c5 4 10 9 14 16v-22h26v223h-27v-82c-5 7-11 13-19 17s-17 6-29 6c-17 0-32-6-46-20-13-13-20-33-20-60 0-26 6-47 19-63 12-17 29-25 49-25 13 0 24 3 33 10zM1736 65v106c0 8 1 14 4 19 5 10 14 15 27 15 18 0 31-9 38-25 3-9 5-21 5-37v-78h27v159h-25v-23c-4 6-8 11-13 15-10 8-23 12-37 12-23 0-38-7-47-22-4-8-6-19-6-33v-108zM1978 69c11 5 19 12 24 21 6 8 9 17 11 28 2 7 2 19 2 35h-116c0 16 4 29 11 39s18 15 33 15c14 0 25-5 34-14 4-6 8-12 10-19h26c-1 6-3 12-7 20-4 7-8 13-13 17-8 8-18 14-30 16-7 2-14 3-22 3-20 0-37-7-50-22-14-14-21-35-21-61 0-25 7-46 21-62s32-24 54-24c11 0 22 3 33 8zM1988 132c-1-12-4-21-8-28-7-13-19-19-37-19-12 0-22 4-30 13-9 9-13 20-14 34zM2048 65h26v22c7-9 15-16 24-20 8-4 17-6 28-6 22 0 38 8 46 24 4 8 6 21 6 37v102h-27v-100c0-10-2-18-4-24-5-10-14-15-26-15-7 0-12 1-16 2-7 2-14 7-19 13s-8 11-9 17c-1 5-2 13-2 24v83h-27zM2223 19h27v46h26v22h-26v104c0 5 2 9 6 11 2 1 5 1 10 1 1 0 3 0 4 0 2 0 4 0 6 0v21c-4 1-7 2-10 2s-7 1-11 1c-12 0-21-4-25-10-5-6-7-15-7-25v-105h-22v-22h22zM2302 65h27v159h-27zM2302 4h27v31h-27zM2469 69c11 5 19 12 24 21 6 8 9 17 11 28 2 7 2 19 2 35h-117c1 16 5 29 12 39s18 15 33 15c14 0 25-5 34-14 4-6 8-12 10-19h26c-1 6-3 12-7 20-4 7-8 13-13 17-8 8-18 14-30 16-7 2-14 3-22 3-20 0-37-7-51-22-13-14-20-35-20-61 0-25 7-46 21-62 13-16 32-24 54-24 11 0 22 3 33 8zM2479 132c-1-12-4-21-8-28-7-13-19-19-37-19-12 0-22 4-31 13-8 9-12 20-13 34zM2540 4h27v220h-27zM2607 4h27v220h-27zM2773 69c11 5 19 12 25 21 5 8 9 17 10 28 2 7 3 19 3 35h-117c0 16 4 29 11 39s19 15 34 15c14 0 25-5 33-14 5-6 8-12 10-19h26c0 6-3 12-6 20-4 7-9 13-14 17-8 8-18 14-30 16-6 2-14 3-22 3-20 0-36-7-50-22-14-14-21-35-21-61 0-25 7-46 21-62s32-24 54-24c12 0 23 3 33 8zM2783 132c-1-12-3-21-7-28-8-13-20-19-37-19-12 0-23 4-31 13s-13 20-13 34z">
          <text:p/>
        </draw:path>
        <draw:line draw:style-name="gr2" draw:text-style-name="P2" draw:layer="layout" svg:x1="1.974cm" svg:y1="2.659cm" svg:x2="1.959cm" svg:y2="3.914cm">
          <text:p/>
        </draw:line>
        <draw:polygon draw:style-name="gr3" draw:text-style-name="P3" draw:layer="layout" svg:width="0.177cm" svg:height="0.179cm" svg:x="1.871cm" svg:y="3.867cm" svg:viewBox="0 0 178 180" draw:points="87,180 0,0 88,46 178,2">
          <text:p/>
        </draw:polygon>
        <draw:polygon draw:style-name="gr2" draw:text-style-name="P2" draw:layer="layout" svg:width="0.177cm" svg:height="0.179cm" svg:x="1.871cm" svg:y="3.867cm" svg:viewBox="0 0 178 180" draw:points="87,180 0,0 88,46 178,2">
          <text:p/>
        </draw:polygon>
        <draw:line draw:style-name="gr2" draw:text-style-name="P2" draw:layer="layout" svg:x1="7.078cm" svg:y1="2.608cm" svg:x2="7.078cm" svg:y2="3.92cm">
          <text:p/>
        </draw:line>
        <draw:polygon draw:style-name="gr3" draw:text-style-name="P3" draw:layer="layout" svg:width="0.178cm" svg:height="0.178cm" svg:x="6.989cm" svg:y="3.875cm" svg:viewBox="0 0 179 179" draw:points="90,179 0,0 90,45 179,0">
          <text:p/>
        </draw:polygon>
        <draw:polygon draw:style-name="gr2" draw:text-style-name="P2" draw:layer="layout" svg:width="0.178cm" svg:height="0.178cm" svg:x="6.989cm" svg:y="3.875cm" svg:viewBox="0 0 179 179" draw:points="90,179 0,0 90,45 179,0">
          <text:p/>
        </draw:polygon>
        <draw:line draw:style-name="gr2" draw:text-style-name="P2" draw:layer="layout" svg:x1="1.262cm" svg:y1="4.005cm" svg:x2="1.262cm" svg:y2="2.744cm">
          <text:p/>
        </draw:line>
        <draw:polygon draw:style-name="gr3" draw:text-style-name="P3" draw:layer="layout" svg:width="0.178cm" svg:height="0.178cm" svg:x="1.173cm" svg:y="2.611cm" svg:viewBox="0 0 179 179" draw:points="89,0 179,179 89,134 0,179">
          <text:p/>
        </draw:polygon>
        <draw:polygon draw:style-name="gr2" draw:text-style-name="P2" draw:layer="layout" svg:width="0.178cm" svg:height="0.178cm" svg:x="1.173cm" svg:y="2.611cm" svg:viewBox="0 0 179 179" draw:points="89,0 179,179 89,134 0,179">
          <text:p/>
        </draw:polygon>
        <draw:line draw:style-name="gr2" draw:text-style-name="P2" draw:layer="layout" svg:x1="6.368cm" svg:y1="4.04cm" svg:x2="6.336cm" svg:y2="2.754cm">
          <text:p/>
        </draw:line>
        <draw:polygon draw:style-name="gr3" draw:text-style-name="P3" draw:layer="layout" svg:width="0.178cm" svg:height="0.18cm" svg:x="6.248cm" svg:y="2.621cm" svg:viewBox="0 0 179 181" draw:points="86,0 179,176 89,133 0,181">
          <text:p/>
        </draw:polygon>
        <draw:polygon draw:style-name="gr2" draw:text-style-name="P2" draw:layer="layout" svg:width="0.178cm" svg:height="0.18cm" svg:x="6.248cm" svg:y="2.621cm" svg:viewBox="0 0 179 181" draw:points="86,0 179,176 89,133 0,181">
          <text:p/>
        </draw:polygon>
        <draw:line draw:style-name="gr2" draw:text-style-name="P2" draw:layer="layout" svg:x1="10.761cm" svg:y1="4.081cm" svg:x2="10.761cm" svg:y2="2.719cm">
          <text:p/>
        </draw:line>
        <draw:polygon draw:style-name="gr3" draw:text-style-name="P3" draw:layer="layout" svg:width="0.178cm" svg:height="0.178cm" svg:x="10.672cm" svg:y="2.585cm" svg:viewBox="0 0 179 179" draw:points="90,0 179,179 90,134 0,179">
          <text:p/>
        </draw:polygon>
        <draw:polygon draw:style-name="gr2" draw:text-style-name="P2" draw:layer="layout" svg:width="0.178cm" svg:height="0.178cm" svg:x="10.672cm" svg:y="2.585cm" svg:viewBox="0 0 179 179" draw:points="90,0 179,179 90,134 0,179">
          <text:p/>
        </draw:polygon>
        <draw:line draw:style-name="gr2" draw:text-style-name="P2" draw:layer="layout" svg:x1="11.447cm" svg:y1="2.663cm" svg:x2="11.447cm" svg:y2="3.913cm">
          <text:p/>
        </draw:line>
        <draw:polygon draw:style-name="gr3" draw:text-style-name="P3" draw:layer="layout" svg:width="0.178cm" svg:height="0.178cm" svg:x="11.358cm" svg:y="3.868cm" svg:viewBox="0 0 179 179" draw:points="90,179 0,0 90,45 179,0">
          <text:p/>
        </draw:polygon>
        <draw:polygon draw:style-name="gr2" draw:text-style-name="P2" draw:layer="layout" svg:width="0.178cm" svg:height="0.178cm" svg:x="11.358cm" svg:y="3.868cm" svg:viewBox="0 0 179 179" draw:points="90,179 0,0 90,45 179,0">
          <text:p/>
        </draw:polygon>
        <draw:line draw:style-name="gr2" draw:text-style-name="P2" draw:layer="layout" svg:x1="15.399cm" svg:y1="4.075cm" svg:x2="15.367cm" svg:y2="2.754cm">
          <text:p/>
        </draw:line>
        <draw:polygon draw:style-name="gr3" draw:text-style-name="P3" draw:layer="layout" svg:width="0.178cm" svg:height="0.18cm" svg:x="15.279cm" svg:y="2.621cm" svg:viewBox="0 0 179 181" draw:points="86,0 179,176 89,133 0,181">
          <text:p/>
        </draw:polygon>
        <draw:polygon draw:style-name="gr2" draw:text-style-name="P2" draw:layer="layout" svg:width="0.178cm" svg:height="0.18cm" svg:x="15.279cm" svg:y="2.621cm" svg:viewBox="0 0 179 181" draw:points="86,0 179,176 89,133 0,181">
          <text:p/>
        </draw:polygon>
        <draw:line draw:style-name="gr2" draw:text-style-name="P2" draw:layer="layout" svg:x1="16.273cm" svg:y1="2.633cm" svg:x2="16.28cm" svg:y2="3.914cm">
          <text:p/>
        </draw:line>
        <draw:polygon draw:style-name="gr3" draw:text-style-name="P3" draw:layer="layout" svg:width="0.178cm" svg:height="0.179cm" svg:x="16.19cm" svg:y="3.867cm" svg:viewBox="0 0 179 180" draw:points="91,180 0,1 90,46 179,0">
          <text:p/>
        </draw:polygon>
        <draw:polygon draw:style-name="gr2" draw:text-style-name="P2" draw:layer="layout" svg:width="0.178cm" svg:height="0.179cm" svg:x="16.19cm" svg:y="3.867cm" svg:viewBox="0 0 179 180" draw:points="91,180 0,1 90,46 179,0">
          <text:p/>
        </draw:polygon>
        <draw:path draw:style-name="gr1" draw:text-style-name="P1" draw:layer="layout" svg:width="10.922cm" svg:height="3.302cm" svg:x="1.788cm" svg:y="11.56cm" svg:viewBox="0 0 10923 3303" svg:d="M10923 1651c0 912-2445 1652-5461 1652-3017 0-5462-740-5462-1652s2445-1651 5462-1651c3016 0 5461 739 5461 1651z">
          <text:p/>
        </draw:path>
        <draw:path draw:style-name="gr2" draw:text-style-name="P2" draw:layer="layout" svg:width="10.922cm" svg:height="3.302cm" svg:x="1.788cm" svg:y="11.56cm" svg:viewBox="0 0 10923 3303" svg:d="M10923 1651c0 912-2445 1652-5461 1652-3017 0-5462-740-5462-1652s2445-1651 5462-1651c3016 0 5461 739 5461 1651z">
          <text:p/>
        </draw:path>
        <draw:path draw:style-name="gr2" draw:text-style-name="P2" draw:layer="layout" svg:width="10.718cm" svg:height="3.098cm" svg:x="1.89cm" svg:y="11.662cm" svg:viewBox="0 0 10719 3099" svg:d="M10719 1549c0 857-2399 1550-5359 1550-2961 0-5360-693-5360-1550 0-856 2399-1549 5360-1549 2960 0 5359 693 5359 1549z">
          <text:p/>
        </draw:path>
        <draw:path draw:style-name="gr3" draw:text-style-name="P3" draw:layer="layout" svg:width="1.915cm" svg:height="0.383cm" svg:x="6.307cm" svg:y="12.97cm" svg:viewBox="0 0 1916 384" svg:d="M0 9h70l105 309 104-309h70v365h-47v-216c0-8 0-20 0-37 1-17 1-36 1-55l-104 308h-49l-105-308v11c0 9 1 22 1 41 0 18 1 31 1 40v216h-47zM584 115c18 8 31 20 41 34 9 13 15 29 18 47 2 12 4 33 4 59h-195c1 27 7 49 19 65 12 17 30 25 55 25 24 0 42-8 56-23 8-9 14-20 17-31h44c-1 9-5 20-12 32-6 12-14 22-22 30-13 13-30 22-50 26-11 3-23 4-36 4-34 0-62-12-85-36s-34-57-34-101c0-43 12-78 35-105 23-26 53-40 91-40 18 0 37 5 54 14zM601 220c-2-20-6-36-13-47-12-22-33-33-61-33-21 0-38 8-52 22-14 15-21 34-22 58zM581 0l-66 72h-34l45-72zM701 107h44v38c11-13 20-23 29-29 15-10 31-15 50-15 21 0 38 6 51 16 7 6 14 15 20 26 10-14 22-24 35-31s28-11 45-11c36 0 60 13 73 39 7 14 10 33 10 56v178h-46v-186c0-17-4-29-13-36s-20-10-33-10c-17 0-32 6-45 18-12 11-19 31-19 59v155h-45v-174c0-18-2-32-7-40-6-12-19-18-38-18-16 0-32 6-46 19-13 13-20 37-20 72v141h-45zM1290 312c11-23 17-48 17-75 0-25-4-46-12-62-13-24-34-36-65-36-27 0-47 10-59 31-13 21-19 47-19 76 0 28 6 52 19 71 12 19 32 28 59 28 29 0 49-11 60-33zM1318 134c24 23 36 56 36 102 0 42-11 78-32 106s-53 42-97 42c-36 0-65-13-87-37-21-25-32-58-32-100 0-46 11-81 34-108 23-26 53-39 91-39 35 0 63 11 87 34zM1406 109h46v265h-46zM1406 9h46v50h-46zM1520 107h43v46c3-9 12-20 25-32 14-13 29-20 47-20 1 0 2 0 4 1 2 0 6 0 10 1v47c-2-1-5-1-7-1s-5-1-7-1c-23 0-40 8-52 22-12 15-18 31-18 51v153h-45zM1854 115c17 8 31 20 40 34 9 13 15 29 18 47 2 12 4 33 4 59h-195c1 27 7 49 19 65 12 17 31 25 55 25s42-8 56-23c8-9 14-20 17-31h44c-1 9-5 20-11 32-7 12-14 22-22 30-14 13-31 22-51 26-11 3-23 4-36 4-33 0-61-12-84-36s-35-57-35-101c0-43 12-78 35-105 23-26 53-40 91-40 19 0 37 5 55 14zM1870 220c-2-20-6-36-13-47-12-22-32-33-61-33-21 0-38 8-52 22-14 15-21 34-22 58z">
          <text:p/>
        </draw:path>
        <draw:line draw:style-name="gr2" draw:text-style-name="P2" draw:layer="layout" svg:x1="13.318cm" svg:y1="2.663cm" svg:x2="13.302cm" svg:y2="7.883cm">
          <text:p/>
        </draw:line>
        <draw:polygon draw:style-name="gr3" draw:text-style-name="P3" draw:layer="layout" svg:width="0.178cm" svg:height="0.178cm" svg:x="13.213cm" svg:y="7.837cm" svg:viewBox="0 0 179 179" draw:points="88,179 0,0 89,45 179,1">
          <text:p/>
        </draw:polygon>
        <draw:polygon draw:style-name="gr2" draw:text-style-name="P2" draw:layer="layout" svg:width="0.178cm" svg:height="0.178cm" svg:x="13.213cm" svg:y="7.837cm" svg:viewBox="0 0 179 179" draw:points="88,179 0,0 89,45 179,1">
          <text:p/>
        </draw:polygon>
        <draw:line draw:style-name="gr2" draw:text-style-name="P2" draw:layer="layout" svg:x1="12.209cm" svg:y1="5.605cm" svg:x2="12.209cm" svg:y2="7.907cm">
          <text:p/>
        </draw:line>
        <draw:polygon draw:style-name="gr3" draw:text-style-name="P3" draw:layer="layout" svg:width="0.178cm" svg:height="0.178cm" svg:x="12.12cm" svg:y="7.863cm" svg:viewBox="0 0 179 179" draw:points="90,179 0,0 90,45 179,0">
          <text:p/>
        </draw:polygon>
        <draw:polygon draw:style-name="gr2" draw:text-style-name="P2" draw:layer="layout" svg:width="0.178cm" svg:height="0.178cm" svg:x="12.12cm" svg:y="7.863cm" svg:viewBox="0 0 179 179" draw:points="90,179 0,0 90,45 179,0">
          <text:p/>
        </draw:polygon>
        <draw:line draw:style-name="gr2" draw:text-style-name="P2" draw:layer="layout" svg:x1="15.105cm" svg:y1="5.681cm" svg:x2="15.105cm" svg:y2="7.984cm">
          <text:p/>
        </draw:line>
        <draw:polygon draw:style-name="gr3" draw:text-style-name="P3" draw:layer="layout" svg:width="0.178cm" svg:height="0.178cm" svg:x="15.016cm" svg:y="7.939cm" svg:viewBox="0 0 179 179" draw:points="89,179 0,0 89,45 179,0">
          <text:p/>
        </draw:polygon>
        <draw:polygon draw:style-name="gr2" draw:text-style-name="P2" draw:layer="layout" svg:width="0.178cm" svg:height="0.178cm" svg:x="15.016cm" svg:y="7.939cm" svg:viewBox="0 0 179 179" draw:points="89,179 0,0 89,45 179,0">
          <text:p/>
        </draw:polygon>
        <draw:line draw:style-name="gr2" draw:text-style-name="P2" draw:layer="layout" svg:x1="13.632cm" svg:y1="8.145cm" svg:x2="13.632cm" svg:y2="2.795cm">
          <text:p/>
        </draw:line>
        <draw:polygon draw:style-name="gr3" draw:text-style-name="P3" draw:layer="layout" svg:width="0.177cm" svg:height="0.177cm" svg:x="13.543cm" svg:y="2.662cm" svg:viewBox="0 0 178 178" draw:points="89,0 178,178 89,134 0,178">
          <text:p/>
        </draw:polygon>
        <draw:polygon draw:style-name="gr2" draw:text-style-name="P2" draw:layer="layout" svg:width="0.177cm" svg:height="0.177cm" svg:x="13.543cm" svg:y="2.662cm" svg:viewBox="0 0 178 178" draw:points="89,0 178,178 89,134 0,178">
          <text:p/>
        </draw:polygon>
        <draw:line draw:style-name="gr2" draw:text-style-name="P2" draw:layer="layout" svg:x1="11.447cm" svg:y1="8.096cm" svg:x2="11.447cm" svg:y2="5.767cm">
          <text:p/>
        </draw:line>
        <draw:polygon draw:style-name="gr3" draw:text-style-name="P3" draw:layer="layout" svg:width="0.178cm" svg:height="0.178cm" svg:x="11.358cm" svg:y="5.633cm" svg:viewBox="0 0 179 179" draw:points="90,0 179,179 90,135 0,179">
          <text:p/>
        </draw:polygon>
        <draw:polygon draw:style-name="gr2" draw:text-style-name="P2" draw:layer="layout" svg:width="0.178cm" svg:height="0.178cm" svg:x="11.358cm" svg:y="5.633cm" svg:viewBox="0 0 179 179" draw:points="90,0 179,179 90,135 0,179">
          <text:p/>
        </draw:polygon>
        <draw:path draw:style-name="gr2" draw:text-style-name="P2" draw:layer="layout" svg:width="0cm" svg:height="2.377cm" svg:x="15.765cm" svg:y="5.767cm" svg:viewBox="0 0 0 2378" svg:d="M0 2378v-1270c0-169 0-339 0-508v-600">
          <text:p/>
        </draw:path>
        <draw:polygon draw:style-name="gr3" draw:text-style-name="P3" draw:layer="layout" svg:width="0.178cm" svg:height="0.178cm" svg:x="15.676cm" svg:y="5.633cm" svg:viewBox="0 0 179 179" draw:points="89,0 179,179 89,135 0,179">
          <text:p/>
        </draw:polygon>
        <draw:polygon draw:style-name="gr2" draw:text-style-name="P2" draw:layer="layout" svg:width="0.178cm" svg:height="0.178cm" svg:x="15.676cm" svg:y="5.633cm" svg:viewBox="0 0 179 179" draw:points="89,0 179,179 89,135 0,179">
          <text:p/>
        </draw:polygon>
        <draw:line draw:style-name="gr2" draw:text-style-name="P2" draw:layer="layout" svg:x1="8.298cm" svg:y1="2.557cm" svg:x2="8.298cm" svg:y2="11.413cm">
          <text:p/>
        </draw:line>
        <draw:polygon draw:style-name="gr3" draw:text-style-name="P3" draw:layer="layout" svg:width="0.177cm" svg:height="0.178cm" svg:x="8.209cm" svg:y="11.368cm" svg:viewBox="0 0 178 179" draw:points="90,179 0,0 90,45 178,0">
          <text:p/>
        </draw:polygon>
        <draw:polygon draw:style-name="gr2" draw:text-style-name="P2" draw:layer="layout" svg:width="0.177cm" svg:height="0.178cm" svg:x="8.209cm" svg:y="11.368cm" svg:viewBox="0 0 178 179" draw:points="90,179 0,0 90,45 178,0">
          <text:p/>
        </draw:polygon>
        <draw:line draw:style-name="gr2" draw:text-style-name="P2" draw:layer="layout" svg:x1="8.801cm" svg:y1="11.624cm" svg:x2="8.801cm" svg:y2="2.825cm">
          <text:p/>
        </draw:line>
        <draw:polygon draw:style-name="gr3" draw:text-style-name="P3" draw:layer="layout" svg:width="0.178cm" svg:height="0.178cm" svg:x="8.712cm" svg:y="2.691cm" svg:viewBox="0 0 179 179" draw:points="90,0 179,179 90,135 0,179">
          <text:p/>
        </draw:polygon>
        <draw:polygon draw:style-name="gr2" draw:text-style-name="P2" draw:layer="layout" svg:width="0.178cm" svg:height="0.178cm" svg:x="8.712cm" svg:y="2.691cm" svg:viewBox="0 0 179 179" draw:points="90,0 179,179 90,135 0,179">
          <text:p/>
        </draw:polygon>
        <draw:path draw:style-name="gr3" draw:text-style-name="P3" draw:layer="layout" svg:width="0.112cm" svg:height="0.3cm" svg:x="0.972cm" svg:y="3.265cm" svg:viewBox="0 0 113 301" svg:d="M0 87v-30c27-2 47-7 57-13 11-6 19-21 25-44h31v301h-42v-214z">
          <text:p/>
        </draw:path>
        <draw:path draw:style-name="gr3" draw:text-style-name="P3" draw:layer="layout" svg:width="0.184cm" svg:height="0.267cm" svg:x="2.057cm" svg:y="3.202cm" svg:viewBox="0 0 185 268" svg:d="M14 209c9-17 25-33 50-47l35-20c16-11 28-19 34-25 10-11 15-22 15-36 0-15-4-27-14-37-9-9-21-13-37-13-23 0-40 8-48 26-5 9-8 22-8 39h-34c0-24 4-43 13-57 14-26 41-39 77-39 31 0 53 8 67 25 14 16 21 35 21 55 0 21-7 39-22 55-9 9-24 20-47 33l-25 14c-12 6-22 13-29 19-13 11-21 23-24 36h146v31h-184c1-23 6-42 14-59z">
          <text:p/>
        </draw:path>
        <draw:path draw:style-name="gr3" draw:text-style-name="P3" draw:layer="layout" svg:width="0.187cm" svg:height="0.274cm" svg:x="5.97cm" svg:y="3.026cm" svg:viewBox="0 0 188 275" svg:d="M22 249c-15-17-22-38-22-63h35c2 17 5 30 10 38 9 14 24 21 48 21 18 0 32-5 42-14 11-10 16-22 16-37 0-18-5-31-16-38-12-8-27-11-47-11-2 0-5 0-7 0s-5 0-8 0v-31c5 1 7 1 10 1 2 0 5 0 7 0 13 0 23-2 31-6 14-6 21-19 21-37 0-13-4-23-14-30-9-8-20-11-33-11-23 0-38 7-47 22-5 8-7 20-8 35h-33c0-20 4-37 12-51 14-24 38-37 73-37 27 0 48 6 63 18s22 30 22 53c0 16-4 30-13 40-5 6-12 11-21 16 14 3 25 11 33 22s12 24 12 40c0 26-9 46-26 62-16 16-40 24-71 24-32 0-55-8-69-26z">
          <text:p/>
        </draw:path>
        <draw:path draw:style-name="gr3" draw:text-style-name="P3" draw:layer="layout" svg:width="0.189cm" svg:height="0.267cm" svg:x="7.206cm" svg:y="3.026cm" svg:viewBox="0 0 190 268" svg:d="M117 174v-121l-86 121zM118 268v-65h-118v-33l123-170h28v174h39v29h-39v65z">
          <text:p/>
        </draw:path>
        <draw:path draw:style-name="gr3" draw:text-style-name="P3" draw:layer="layout" svg:width="0.183cm" svg:height="0.269cm" svg:x="7.949cm" svg:y="9.557cm" svg:viewBox="0 0 184 270" svg:d="M36 195c2 19 11 33 26 40 8 4 17 6 28 6 20 0 34-7 44-20 9-13 14-27 14-42 0-19-6-33-17-43-11-11-25-16-41-16-11 0-21 3-29 7-9 4-16 11-22 19l-30-2 22-144h138v33h-113l-12 74c7-5 13-8 18-11 10-4 22-6 35-6 24 0 45 8 62 24s25 35 25 60-8 47-23 67c-16 20-41 29-75 29-21 0-41-6-57-18-18-12-27-32-29-57z">
          <text:p/>
        </draw:path>
        <draw:path draw:style-name="gr3" draw:text-style-name="P3" draw:layer="layout" svg:width="0.183cm" svg:height="0.275cm" svg:x="8.867cm" svg:y="8.211cm" svg:viewBox="0 0 184 276" svg:d="M161 24c12 15 17 31 17 47h-33c-2-10-6-19-10-25-8-11-20-16-37-16-19 0-33 8-44 26-12 17-18 42-19 74 8-11 17-20 29-25 11-5 23-8 36-8 22 0 43 7 59 22 17 14 25 36 25 64 0 25-8 46-23 65-16 18-40 28-69 28-25 0-46-10-64-29s-28-50-28-95c0-34 5-62 13-85 15-45 43-67 85-67 29 0 51 8 63 24zM135 228c9-12 14-26 14-42 0-13-4-26-13-39-8-13-22-19-42-19-15 0-27 5-38 14-11 11-17 25-17 44 0 17 5 31 15 43 10 11 24 17 41 17 18 0 31-6 40-18z">
          <text:p/>
        </draw:path>
        <draw:path draw:style-name="gr3" draw:text-style-name="P3" draw:layer="layout" svg:width="0.185cm" svg:height="0.262cm" svg:x="10.456cm" svg:y="3.384cm" svg:viewBox="0 0 186 263" svg:d="M186 0v29c-10 8-21 23-35 43-14 21-27 43-38 67s-19 45-24 64c-4 13-9 33-14 60h-37c8-51 27-102 55-153 17-30 35-55 54-76h-147v-34z">
          <text:p/>
        </draw:path>
        <draw:path draw:style-name="gr3" draw:text-style-name="P3" draw:layer="layout" svg:width="0.183cm" svg:height="0.275cm" svg:x="11.583cm" svg:y="3.096cm" svg:viewBox="0 0 184 276" svg:d="M127 101c8-8 12-18 12-29 0-10-4-20-12-28-8-9-20-13-36-13s-28 4-35 13c-7 8-11 19-11 30 0 12 5 22 14 29 10 7 21 11 33 11 15 0 27-4 35-13zM133 233c10-8 15-21 15-37 0-18-5-31-16-40-10-9-24-13-40-13s-29 5-39 14-16 21-16 38c0 13 5 25 14 36 10 10 24 15 43 15 16 0 29-4 39-13zM24 113c-10-10-15-23-15-39 0-21 7-38 22-52s36-22 62-22 46 7 60 21c15 13 22 29 22 48 0 16-4 30-13 40-5 6-12 12-22 17 11 5 20 11 26 18 12 12 18 28 18 48 0 24-8 43-24 60-15 16-38 24-66 24-26 0-48-7-67-21-18-14-27-34-27-61 0-16 4-30 11-41 8-12 20-20 36-26-11-4-18-9-23-14z">
          <text:p/>
        </draw:path>
        <draw:path draw:style-name="gr3" draw:text-style-name="P3" draw:layer="layout" svg:width="0.18cm" svg:height="0.274cm" svg:x="13.031cm" svg:y="3.097cm" svg:viewBox="0 0 181 275" svg:d="M38 203c1 19 8 31 21 39 7 3 15 5 23 5 16 0 30-7 41-20s19-40 24-81c-7 12-17 20-28 25s-22 7-35 7c-26 0-46-8-61-24-16-16-23-37-23-62 0-24 7-46 23-65 14-18 36-27 65-27 39 0 66 17 80 52 9 21 13 45 13 73 0 33-5 62-15 87-16 42-44 63-83 63-26 0-45-7-59-20-14-14-21-31-21-52zM125 135c11-8 16-24 16-45 0-20-5-35-15-45-9-10-22-15-37-15-17 0-30 6-39 17-10 12-15 26-15 45 0 17 5 31 13 41s22 16 40 16c14 0 26-5 37-14z">
          <text:p/>
        </draw:path>
        <draw:path draw:style-name="gr3" draw:text-style-name="P3" draw:layer="layout" svg:width="0.371cm" svg:height="0.274cm" svg:x="13.794cm" svg:y="3.203cm" svg:viewBox="0 0 372 275" svg:d="M0 78v-26c24-2 41-6 51-12 9-5 17-18 21-39h28v266h-37v-189zM354 43c12 22 18 52 18 90 0 36-5 66-16 91-16 34-41 51-77 51-32 0-56-14-71-42-13-24-20-55-20-94 0-31 4-57 12-78 15-41 41-61 79-61 35 0 60 14 75 43zM321 221c10-16 15-45 15-87 0-30-4-55-11-75-8-19-22-29-44-29-19 0-34 9-43 28s-13 46-13 82c0 27 2 49 8 65 9 27 24 39 46 39 17 0 31-8 42-23z">
          <text:p/>
        </draw:path>
        <draw:path draw:style-name="gr3" draw:text-style-name="P3" draw:layer="layout" svg:width="0.31cm" svg:height="0.266cm" svg:x="15.417cm" svg:y="3.098cm" svg:viewBox="0 0 311 267" svg:d="M0 77v-26c24-2 41-6 50-12 10-5 17-18 22-39h26v267h-35v-190zM212 77v-26c25-2 41-6 51-12 9-5 17-18 21-39h27v267h-36v-190z">
          <text:p/>
        </draw:path>
        <draw:path draw:style-name="gr3" draw:text-style-name="P3" draw:layer="layout" svg:width="0.371cm" svg:height="0.268cm" svg:x="16.334cm" svg:y="3.096cm" svg:viewBox="0 0 372 269" svg:d="M0 79v-26c24-2 41-6 51-12 9-5 16-18 21-39h26v267h-35v-190zM202 208c8-17 25-33 49-47l35-20c16-10 27-18 34-24 10-10 15-22 15-35 0-16-4-28-14-37-9-9-21-14-37-14-23 0-39 9-48 26-4 9-7 22-7 39h-34c0-23 4-42 12-57 15-26 40-39 77-39 31 0 53 9 67 25s21 35 21 55c0 21-7 40-22 55-9 9-25 19-47 32l-26 14c-12 7-21 13-28 19-13 11-20 23-24 36h146v33h-183c1-23 6-44 14-61z">
          <text:p/>
        </draw:path>
        <draw:frame draw:style-name="gr4" draw:text-style-name="P4" draw:layer="layout" svg:width="0.391cm" svg:height="0.424cm" svg:x="10.9cm" svg:y="6.7cm">
          <draw:text-box>
            <text:p><text:span text:style-name="T1">13</text:span></text:p>
          </draw:text-box>
        </draw:frame>
        <draw:frame draw:style-name="gr4" draw:text-style-name="P4" draw:layer="layout" svg:width="0.391cm" svg:height="0.424cm" svg:x="12.3cm" svg:y="6.676cm">
          <draw:text-box>
            <text:p><text:span text:style-name="T1">14</text:span></text:p>
          </draw:text-box>
        </draw:frame>
        <draw:frame draw:style-name="gr5" draw:text-style-name="P6" draw:layer="layout" svg:width="0.4cm" svg:height="0.424cm" svg:x="14.6cm" svg:y="6.5cm">
          <draw:text-box>
            <text:p text:style-name="P5"><text:span text:style-name="T2">15</text:span></text:p>
          </draw:text-box>
        </draw:frame>
        <draw:frame draw:style-name="gr6" draw:text-style-name="P4" draw:layer="layout" svg:width="0.4cm" svg:height="0.5cm" svg:x="15.9cm" svg:y="6.5cm">
          <draw:text-box>
            <text:p text:style-name="P7"><text:span text:style-name="T1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27T13:28:56.513000000</dc:date>
    <meta:editing-duration>PT5M26S</meta:editing-duration>
    <meta:editing-cycles>1</meta:editing-cycles>
    <meta:document-statistic meta:object-count="86"/>
    <meta:generator>LibreOffice/5.3.0.3$Windows_x86 LibreOffice_project/7074905676c47b82bbcfbea1aeefc84afe1c50e1</meta:generator>
  </office:meta>
</office:document-meta>
</file>